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42cm" fo:min-width="0.785cm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</office:automatic-styles>
  <office:body>
    <office:drawing>
      <draw:page draw:name="page1" draw:style-name="dp1" draw:master-page-name="Default">
        <draw:line draw:style-name="gr1" draw:text-style-name="P1" draw:layer="layout" svg:x1="0.793cm" svg:y1="2.515cm" svg:x2="1.234cm" svg:y2="2.074cm">
          <text:p/>
        </draw:line>
        <draw:line draw:style-name="gr1" draw:text-style-name="P1" draw:layer="layout" svg:x1="2.513cm" svg:y1="1.295cm" svg:x2="2.954cm" svg:y2="0.854cm">
          <text:p/>
        </draw:line>
        <draw:line draw:style-name="gr1" draw:text-style-name="P1" draw:layer="layout" svg:x1="2.516cm" svg:y1="2.087cm" svg:x2="2.957cm" svg:y2="2.528cm">
          <text:p/>
        </draw:line>
        <draw:line draw:style-name="gr1" draw:text-style-name="P1" draw:layer="layout" svg:x1="0.809cm" svg:y1="0.855cm" svg:x2="1.25cm" svg:y2="1.296cm">
          <text:p/>
        </draw:line>
        <draw:line draw:style-name="gr1" draw:text-style-name="P1" draw:layer="layout" svg:x1="6.806cm" svg:y1="1.779cm" svg:x2="9.126cm" svg:y2="1.779cm">
          <text:p/>
        </draw:line>
        <draw:line draw:style-name="gr1" draw:text-style-name="P1" draw:layer="layout" svg:x1="5.773cm" svg:y1="2.786cm" svg:x2="6.821cm" svg:y2="1.764cm">
          <text:p/>
        </draw:line>
        <draw:line draw:style-name="gr1" draw:text-style-name="P1" draw:layer="layout" svg:x1="9.141cm" svg:y1="1.779cm" svg:x2="10.111cm" svg:y2="0.774cm">
          <text:p/>
        </draw:line>
        <draw:line draw:style-name="gr1" draw:text-style-name="P1" draw:layer="layout" svg:x1="5.774cm" svg:y1="0.729cm" svg:x2="6.806cm" svg:y2="1.779cm">
          <text:p/>
        </draw:line>
        <draw:line draw:style-name="gr1" draw:text-style-name="P1" draw:layer="layout" svg:x1="9.112cm" svg:y1="1.779cm" svg:x2="10.111cm" svg:y2="2.773cm">
          <text:p/>
        </draw:line>
        <draw:path draw:style-name="gr2" draw:text-style-name="P2" draw:layer="layout" svg:width="0.655cm" svg:height="0.646cm" svg:x="5.957cm" svg:y="0.93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7.628cm" svg:y="1.45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5.956cm" svg:y="1.92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268cm" svg:y="0.93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253cm" svg:y="1.9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729cm" svg:height="0.529cm" svg:x="5.924cm" svg:y="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725cm" svg:height="0.528cm" svg:x="5.937cm" svg:y="0.9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534cm" svg:height="0.47cm" svg:x="7.7cm" svg:y="1.54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734cm" svg:height="0.529cm" svg:x="9.248cm" svg:y="0.9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0.746cm" svg:height="0.529cm" svg:x="9.205cm" svg:y="2.01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3" draw:layer="layout" svg:width="1.815cm" svg:height="1.12cm" svg:x="0.993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22cm" svg:height="0.47cm" svg:x="1.647cm" svg:y="1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5" draw:text-style-name="P4" draw:layer="layout" svg:width="0.651cm" svg:height="0.345cm" svg:x="4.169cm" svg:y="1.618cm" svg:viewBox="0 0 652 346" svg:d="M33 171h-33c5-114 52-171 142-171 40 0 103 21 189 64 87 43 147 65 180 65 52 0 82-39 90-117h34c-7 115-55 172-142 172-46 0-108-22-186-65s-140-64-185-64c-28 0-50 13-67 38-15 23-22 49-22 78zM50 335h-32c5-115 52-173 141-173 41 0 104 22 190 65s146 65 180 65c52 0 82-39 90-117h33c-7 114-54 171-142 171-45 0-107-21-185-64s-140-64-186-64c-28 0-50 13-67 38-14 23-22 49-22 79z">
          <text:p/>
        </draw:path>
        <draw:frame draw:style-name="gr3" draw:text-style-name="P3" draw:layer="layout" svg:width="0.466cm" svg:height="0.47cm" svg:x="0.302cm" svg:y="0.6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394cm" svg:height="0.47cm" svg:x="0.376cm" svg:y="2.34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0.432cm" svg:height="0.47cm" svg:x="3.052cm" svg:y="0.66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394cm" svg:height="0.47cm" svg:x="3.038cm" svg:y="2.3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466cm" svg:height="0.47cm" svg:x="5.28cm" svg:y="0.6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3" draw:layer="layout" svg:width="0.394cm" svg:height="0.47cm" svg:x="5.354cm" svg:y="2.3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0.432cm" svg:height="0.47cm" svg:x="10.247cm" svg:y="0.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0.394cm" svg:height="0.47cm" svg:x="10.233cm" svg:y="2.34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6T23:19:57.969309406</dc:date>
    <meta:editing-duration>PT1H34M46S</meta:editing-duration>
    <meta:editing-cycles>12</meta:editing-cycles>
    <meta:generator>LibreOffice/5.2.7.2$Linux_X86_64 LibreOffice_project/2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0/content.xml><?xml version="1.0" encoding="utf-8"?>
<math xmlns="http://www.w3.org/1998/Math/MathML" display="block">
  <semantics>
    <mi>s</mi>
    <annotation encoding="StarMath 5.0">s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